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w/out integer hw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SP-HW</text:p>
          </table:table-cell>
          <table:table-cell table:number-columns-repeated="3"/>
          <table:table-cell office:value-type="string" calcext:value-type="string">
            <text:p>SP-SW</text:p>
          </table:table-cell>
          <table:table-cell table:number-columns-repeated="3"/>
          <table:table-cell office:value-type="string" calcext:value-type="string">
            <text:p>DP-SW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d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div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lculate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363" calcext:value-type="float">
            <text:p>363</text:p>
          </table:table-cell>
          <table:table-cell office:value-type="float" office:value="1676" calcext:value-type="float">
            <text:p>1676</text:p>
          </table:table-cell>
          <table:table-cell office:value-type="float" office:value="407" calcext:value-type="float">
            <text:p>407</text:p>
          </table:table-cell>
          <table:table-cell office:value-type="float" office:value="505" calcext:value-type="float">
            <text:p>505</text:p>
          </table:table-cell>
          <table:table-cell office:value-type="float" office:value="508" calcext:value-type="float">
            <text:p>508</text:p>
          </table:table-cell>
          <table:table-cell office:value-type="float" office:value="5385" calcext:value-type="float">
            <text:p>5385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asure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185" calcext:value-type="float">
            <text:p>185</text:p>
          </table:table-cell>
          <table:table-cell office:value-type="float" office:value="765" calcext:value-type="float">
            <text:p>765</text:p>
          </table:table-cell>
          <table:table-cell office:value-type="float" office:value="325" calcext:value-type="float">
            <text:p>325</text:p>
          </table:table-cell>
          <table:table-cell office:value-type="float" office:value="375" calcext:value-type="float">
            <text:p>375</text:p>
          </table:table-cell>
          <table:table-cell office:value-type="float" office:value="320" calcext:value-type="float">
            <text:p>320</text:p>
          </table:table-cell>
          <table:table-cell office:value-type="float" office:value="3350" calcext:value-type="float">
            <text:p>3350</text:p>
          </table:table-cell>
          <table:table-cell office:value-type="float" office:value="1281" calcext:value-type="float">
            <text:p>1281</text:p>
          </table:table-cell>
        </table:table-row>
        <table:table-row table:style-name="ro1">
          <table:table-cell table:number-columns-repeated="3"/>
          <table:table-cell table:formula="of:=[.D6]/[.D7]" office:value-type="float" office:value="1" calcext:value-type="float">
            <text:p>1</text:p>
          </table:table-cell>
          <table:table-cell table:formula="of:=[.E6]/[.E7]" office:value-type="float" office:value="1" calcext:value-type="float">
            <text:p>1</text:p>
          </table:table-cell>
          <table:table-cell table:formula="of:=[.F6]/[.F7]" office:value-type="float" office:value="1" calcext:value-type="float">
            <text:p>1</text:p>
          </table:table-cell>
          <table:table-cell table:formula="of:=[.G6]/[.G7]" office:value-type="float" office:value="1" calcext:value-type="float">
            <text:p>1</text:p>
          </table:table-cell>
          <table:table-cell table:formula="of:=[.H6]/[.H7]" office:value-type="float" office:value="1.75609756097561" calcext:value-type="float">
            <text:p>1.756097561</text:p>
          </table:table-cell>
          <table:table-cell table:formula="of:=[.I6]/[.I7]" office:value-type="float" office:value="1.96216216216216" calcext:value-type="float">
            <text:p>1.9621621622</text:p>
          </table:table-cell>
          <table:table-cell table:formula="of:=[.J6]/[.J7]" office:value-type="float" office:value="2.19084967320261" calcext:value-type="float">
            <text:p>2.1908496732</text:p>
          </table:table-cell>
          <table:table-cell table:formula="of:=[.K6]/[.K7]" office:value-type="float" office:value="1.25230769230769" calcext:value-type="float">
            <text:p>1.2523076923</text:p>
          </table:table-cell>
          <table:table-cell table:formula="of:=[.L6]/[.L7]" office:value-type="float" office:value="1.34666666666667" calcext:value-type="float">
            <text:p>1.3466666667</text:p>
          </table:table-cell>
          <table:table-cell table:formula="of:=[.M6]/[.M7]" office:value-type="float" office:value="1.5875" calcext:value-type="float">
            <text:p>1.5875</text:p>
          </table:table-cell>
          <table:table-cell table:formula="of:=[.N6]/[.N7]" office:value-type="float" office:value="1.60746268656716" calcext:value-type="float">
            <text:p>1.6074626866</text:p>
          </table:table-cell>
          <table:table-cell table:formula="of:=[.O6]/[.O7]" office:value-type="float" office:value="1.27868852459016" calcext:value-type="float">
            <text:p>1.2786885246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with integer hw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SP-HW</text:p>
          </table:table-cell>
          <table:table-cell table:number-columns-repeated="3"/>
          <table:table-cell office:value-type="string" calcext:value-type="string">
            <text:p>SP-SW</text:p>
          </table:table-cell>
          <table:table-cell table:number-columns-repeated="3"/>
          <table:table-cell office:value-type="string" calcext:value-type="string">
            <text:p>DP-SW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d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div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lculate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office:value-type="float" office:value="505" calcext:value-type="float">
            <text:p>505</text:p>
          </table:table-cell>
          <table:table-cell office:value-type="float" office:value="508" calcext:value-type="float">
            <text:p>508</text:p>
          </table:table-cell>
          <table:table-cell office:value-type="float" office:value="504" calcext:value-type="float">
            <text:p>504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asure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office:value-type="float" office:value="375" calcext:value-type="float">
            <text:p>375</text:p>
          </table:table-cell>
          <table:table-cell office:value-type="float" office:value="320" calcext:value-type="float">
            <text:p>320</text:p>
          </table:table-cell>
          <table:table-cell office:value-type="float" office:value="260" calcext:value-type="float">
            <text:p>260</text:p>
          </table:table-cell>
          <table:table-cell office:value-type="float" office:value="1281" calcext:value-type="float">
            <text:p>1281</text:p>
          </table:table-cell>
        </table:table-row>
        <table:table-row table:style-name="ro1">
          <table:table-cell table:number-columns-repeated="3"/>
          <table:table-cell table:formula="of:=[.D15]/[.D16]" office:value-type="float" office:value="1" calcext:value-type="float">
            <text:p>1</text:p>
          </table:table-cell>
          <table:table-cell table:formula="of:=[.E15]/[.E16]" office:value-type="float" office:value="1" calcext:value-type="float">
            <text:p>1</text:p>
          </table:table-cell>
          <table:table-cell table:formula="of:=[.F15]/[.F16]" office:value-type="float" office:value="1" calcext:value-type="float">
            <text:p>1</text:p>
          </table:table-cell>
          <table:table-cell table:formula="of:=[.G15]/[.G16]" office:value-type="float" office:value="1" calcext:value-type="float">
            <text:p>1</text:p>
          </table:table-cell>
          <table:table-cell table:number-columns-repeated="4"/>
          <table:table-cell table:formula="of:=[.L15]/[.L16]" office:value-type="float" office:value="1.34666666666667" calcext:value-type="float">
            <text:p>1.3466666667</text:p>
          </table:table-cell>
          <table:table-cell table:formula="of:=[.M15]/[.M16]" office:value-type="float" office:value="1.5875" calcext:value-type="float">
            <text:p>1.5875</text:p>
          </table:table-cell>
          <table:table-cell table:formula="of:=[.N15]/[.N16]" office:value-type="float" office:value="1.93846153846154" calcext:value-type="float">
            <text:p>1.9384615385</text:p>
          </table:table-cell>
          <table:table-cell table:formula="of:=[.O15]/[.O16]" office:value-type="float" office:value="1.27868852459016" calcext:value-type="float">
            <text:p>1.2786885246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coverage not complete, hard to tell if branches are not possible or if random inputs are not worst case...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what is clear, is that including an FPU removes uncertainty from floating point, multicore interference?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how long does a read take from scratchpad?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how long does a write take to scratchpad?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000-00-00</text:date>, <text:time style:data-style-name="N2" text:time-value="14:59:16.8984982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3:40:33.586869750</meta:creation-date>
    <dc:date>2015-06-03T14:59:38.851542642</dc:date>
    <meta:editing-duration>PT48M47S</meta:editing-duration>
    <meta:editing-cycles>3</meta:editing-cycles>
    <meta:generator>LibreOffice/4.2.8.2$Linux_X86_64 LibreOffice_project/420m0$Build-2</meta:generator>
    <meta:document-statistic meta:table-count="1" meta:cell-count="100" meta:object-count="0"/>
  </office:meta>
</office:document-meta>
</file>